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2">
          <table:table-cell office:value-type="string">
            <text:p>Market </text:p>
          </table:table-cell>
          <table:table-cell office:value-type="string">
            <text:p>Code </text:p>
          </table:table-cell>
          <table:table-cell office:value-type="string">
            <text:p>Latitude </text:p>
          </table:table-cell>
          <table:table-cell office:value-type="string">
            <text:p>Longitude </text:p>
          </table:table-cell>
          <table:table-cell table:style-name="Default" office:value-type="string">
            <text:p>market</text:p>
          </table:table-cell>
        </table:table-row>
        <table:table-row table:style-name="ro2">
          <table:table-cell office:value-type="string">
            <text:p>Abaala </text:p>
          </table:table-cell>
          <table:table-cell office:value-type="string">
            <text:p>ABA </text:p>
          </table:table-cell>
          <table:table-cell office:value-type="float" office:value="13.38">
            <text:p>13.38</text:p>
          </table:table-cell>
          <table:table-cell office:value-type="float" office:value="39.75">
            <text:p>39.75</text:p>
          </table:table-cell>
          <table:table-cell office:value-type="string">
            <text:p>Abaala </text:p>
          </table:table-cell>
        </table:table-row>
        <table:table-row table:style-name="ro2">
          <table:table-cell office:value-type="string">
            <text:p>Adama </text:p>
          </table:table-cell>
          <table:table-cell office:value-type="string">
            <text:p>ADA </text:p>
          </table:table-cell>
          <table:table-cell office:value-type="float" office:value="8.2">
            <text:p>8.2</text:p>
          </table:table-cell>
          <table:table-cell office:value-type="float" office:value="38.92">
            <text:p>38.92</text:p>
          </table:table-cell>
          <table:table-cell office:value-type="string">
            <text:p>Adama </text:p>
          </table:table-cell>
        </table:table-row>
        <table:table-row table:style-name="ro4">
          <table:table-cell office:value-type="string">
            <text:p>Addis Ababa kararo </text:p>
          </table:table-cell>
          <table:table-cell office:value-type="string">
            <text:p>ADD KA </text:p>
          </table:table-cell>
          <table:table-cell office:value-type="float" office:value="9.01">
            <text:p>9.01</text:p>
          </table:table-cell>
          <table:table-cell office:value-type="float" office:value="38.77">
            <text:p>38.77</text:p>
          </table:table-cell>
          <table:table-cell office:value-type="string">
            <text:p>Addis Ababa kararo </text:p>
          </table:table-cell>
        </table:table-row>
        <table:table-row table:style-name="ro4">
          <table:table-cell office:value-type="string">
            <text:p>Addis Ababa Kera </text:p>
          </table:table-cell>
          <table:table-cell office:value-type="string">
            <text:p>ADD KE </text:p>
          </table:table-cell>
          <table:table-cell office:value-type="float" office:value="9.01">
            <text:p>9.01</text:p>
          </table:table-cell>
          <table:table-cell office:value-type="float" office:value="38.77">
            <text:p>38.77</text:p>
          </table:table-cell>
          <table:table-cell office:value-type="string">
            <text:p>Addis Ababa Kera </text:p>
          </table:table-cell>
        </table:table-row>
        <table:table-row table:style-name="ro4">
          <table:table-cell office:value-type="string">
            <text:p>Addis Ababa Shegole </text:p>
          </table:table-cell>
          <table:table-cell office:value-type="string">
            <text:p>ADDS </text:p>
          </table:table-cell>
          <table:table-cell office:value-type="float" office:value="9.01">
            <text:p>9.01</text:p>
          </table:table-cell>
          <table:table-cell office:value-type="float" office:value="38.77">
            <text:p>38.77</text:p>
          </table:table-cell>
          <table:table-cell office:value-type="string">
            <text:p>Addis Ababa Shegole </text:p>
          </table:table-cell>
        </table:table-row>
        <table:table-row table:style-name="ro2">
          <table:table-cell office:value-type="string">
            <text:p>Ayssaita </text:p>
          </table:table-cell>
          <table:table-cell office:value-type="string">
            <text:p>AYS </text:p>
          </table:table-cell>
          <table:table-cell office:value-type="float" office:value="11.57">
            <text:p>11.57</text:p>
          </table:table-cell>
          <table:table-cell office:value-type="float" office:value="41.44">
            <text:p>41.44</text:p>
          </table:table-cell>
          <table:table-cell office:value-type="string">
            <text:p>Ayssaita </text:p>
          </table:table-cell>
        </table:table-row>
        <table:table-row table:style-name="ro2">
          <table:table-cell office:value-type="string">
            <text:p>Boditi </text:p>
          </table:table-cell>
          <table:table-cell office:value-type="string">
            <text:p>BOD </text:p>
          </table:table-cell>
          <table:table-cell office:value-type="float" office:value="6.95">
            <text:p>6.95</text:p>
          </table:table-cell>
          <table:table-cell office:value-type="float" office:value="37.85">
            <text:p>37.85</text:p>
          </table:table-cell>
          <table:table-cell office:value-type="string">
            <text:p>Boditi </text:p>
          </table:table-cell>
        </table:table-row>
        <table:table-row table:style-name="ro2">
          <table:table-cell office:value-type="string">
            <text:p>Dire Dawa</text:p>
          </table:table-cell>
          <table:table-cell office:value-type="string">
            <text:p>DDW</text:p>
          </table:table-cell>
          <table:table-cell office:value-type="float" office:value="9.56">
            <text:p>9.56</text:p>
          </table:table-cell>
          <table:table-cell office:value-type="float" office:value="41.85">
            <text:p>41.85</text:p>
          </table:table-cell>
          <table:table-cell office:value-type="string">
            <text:p>Dire Dawa</text:p>
          </table:table-cell>
        </table:table-row>
        <table:table-row table:style-name="ro2">
          <table:table-cell office:value-type="string">
            <text:p>Kombolcha </text:p>
          </table:table-cell>
          <table:table-cell office:value-type="string">
            <text:p>KOM </text:p>
          </table:table-cell>
          <table:table-cell office:value-type="float" office:value="9.43">
            <text:p>9.43</text:p>
          </table:table-cell>
          <table:table-cell office:value-type="float" office:value="42.12">
            <text:p>42.12</text:p>
          </table:table-cell>
          <table:table-cell office:value-type="string">
            <text:p>Kombolcha </text:p>
          </table:table-cell>
        </table:table-row>
        <table:table-row table:style-name="ro2">
          <table:table-cell office:value-type="string">
            <text:p>Chifra </text:p>
          </table:table-cell>
          <table:table-cell office:value-type="string">
            <text:p>CHI </text:p>
          </table:table-cell>
          <table:table-cell office:value-type="float" office:value="11.61">
            <text:p>11.61</text:p>
          </table:table-cell>
          <table:table-cell office:value-type="float" office:value="40.14">
            <text:p>40.14</text:p>
          </table:table-cell>
          <table:table-cell office:value-type="string">
            <text:p>Chifra </text:p>
          </table:table-cell>
        </table:table-row>
        <table:table-row table:style-name="ro2">
          <table:table-cell office:value-type="string">
            <text:p>Moyales </text:p>
          </table:table-cell>
          <table:table-cell office:value-type="string">
            <text:p>MOYS </text:p>
          </table:table-cell>
          <table:table-cell office:value-type="float" office:value="3.54">
            <text:p>3.54</text:p>
          </table:table-cell>
          <table:table-cell office:value-type="float" office:value="39.04">
            <text:p>39.04</text:p>
          </table:table-cell>
          <table:table-cell office:value-type="string">
            <text:p>Moyales </text:p>
          </table:table-cell>
        </table:table-row>
        <table:table-row table:style-name="ro4">
          <table:table-cell office:value-type="string">
            <text:p>Negele Borena </text:p>
          </table:table-cell>
          <table:table-cell office:value-type="string">
            <text:p>NEG </text:p>
          </table:table-cell>
          <table:table-cell office:value-type="float" office:value="7.68">
            <text:p>7.68</text:p>
          </table:table-cell>
          <table:table-cell office:value-type="float" office:value="39.25">
            <text:p>39.25</text:p>
          </table:table-cell>
          <table:table-cell office:value-type="string">
            <text:p>Negele Borena </text:p>
          </table:table-cell>
        </table:table-row>
        <table:table-row table:style-name="ro2">
          <table:table-cell office:value-type="string">
            <text:p>Shashemene </text:p>
          </table:table-cell>
          <table:table-cell office:value-type="string">
            <text:p>SHA </text:p>
          </table:table-cell>
          <table:table-cell office:value-type="float" office:value="7.2">
            <text:p>7.2</text:p>
          </table:table-cell>
          <table:table-cell office:value-type="float" office:value="38.6">
            <text:p>38.6</text:p>
          </table:table-cell>
          <table:table-cell office:value-type="string">
            <text:p>Shashemene </text:p>
          </table:table-cell>
        </table:table-row>
        <table:table-row table:style-name="ro2">
          <table:table-cell office:value-type="string">
            <text:p>Were </text:p>
          </table:table-cell>
          <table:table-cell office:value-type="string">
            <text:p>WER </text:p>
          </table:table-cell>
          <table:table-cell office:value-type="float" office:value="9.34">
            <text:p>9.34</text:p>
          </table:table-cell>
          <table:table-cell office:value-type="float" office:value="40.18">
            <text:p>40.18</text:p>
          </table:table-cell>
          <table:table-cell office:value-type="string">
            <text:p>Were 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4:16:55</meta:creation-date>
    <dc:date>2013-04-12T16:49:25</dc:date>
    <meta:editing-duration>PT1H36M52S</meta:editing-duration>
    <meta:editing-cycles>3</meta:editing-cycles>
    <meta:generator>LibreOffice/3.5$Linux_X86_64 LibreOffice_project/350m1$Build-2</meta:generator>
    <meta:document-statistic meta:table-count="3" meta:cell-count="75" meta:object-count="0"/>
  </office:meta>
</office:document-meta>
</file>